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61c8" officeooo:paragraph-rsid="000d61c8"/>
    </style:style>
    <style:style style:name="T1" style:family="text">
      <style:text-properties officeooo:rsid="000f2414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el examen seguro hay validacion y autentificación y registro. <text:span text:style-name="T1">Seede, </text:span><text:span text:style-name="T1">Factory, etc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9:03:58.911620304</meta:creation-date>
    <dc:date>2024-12-09T19:05:06.264553094</dc:date>
    <meta:editing-duration>PT1M7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1" meta:paragraph-count="1" meta:word-count="13" meta:character-count="85" meta:non-whitespace-character-count="73"/>
  </office:meta>
</office:document-meta>
</file>